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sso1,2" table:style-name="ta1">
        <table:shapes>
          <draw:frame draw:z-index="0" draw:style-name="gr1" draw:text-style-name="P1" svg:width="6.3059in" svg:height="3.5453in" svg:x="0.0697in" svg:y="5.1346in">
            <draw:object draw:notify-on-update-of-ranges="'passo1,2'.D1:'passo1,2'.D1 'passo1,2'.D2:'passo1,2'.D11 'passo1,2'.E1:'passo1,2'.E1 'passo1,2'.E2:'passo1,2'.E11 'passo1,2'.D1:'passo1,2'.D1 'passo1,2'.D2:'passo1,2'.D11 'passo1,2'.I1:'passo1,2'.I1 'passo1,2'.I2:'passo1,2'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_passo1</text:p>
          </table:table-cell>
          <table:table-cell office:value-type="string" calcext:value-type="string">
            <text:p>Y_passo1</text:p>
          </table:table-cell>
          <table:table-cell/>
          <table:table-cell office:value-type="string" calcext:value-type="string">
            <text:p>X_passo2</text:p>
          </table:table-cell>
          <table:table-cell office:value-type="string" calcext:value-type="string">
            <text:p>Y_passo2</text:p>
          </table:table-cell>
          <table:table-cell/>
          <table:table-cell office:value-type="string" calcext:value-type="string">
            <text:p>Ruido_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_passo2_er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]*[.A2]+[.B23]" office:value-type="float" office:value="21.75" calcext:value-type="float">
            <text:p>21.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2]*[.E22]+[.E23]" office:value-type="float" office:value="19.5" calcext:value-type="float">
            <text:p>19.5</text:p>
          </table:table-cell>
          <table:table-cell/>
          <table:table-cell table:formula="of:=[.B2]-[.E2]" office:value-type="float" office:value="2.25" calcext:value-type="float">
            <text:p>2.25</text:p>
          </table:table-cell>
          <table:table-cell table:formula="of:=RAND()" office:value-type="float" office:value="0.367888625353666" calcext:value-type="float">
            <text:p>0.367888625353666</text:p>
          </table:table-cell>
          <table:table-cell table:formula="of:=[.E2]+[.E2]*[.H2]*EXP(1)" office:value-type="float" office:value="39.0004868213152" calcext:value-type="float">
            <text:p>39.0004868213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[.A3]+[.B23]" office:value-type="float" office:value="41.75" calcext:value-type="float">
            <text:p>41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]*[.E22]+[.E23]" office:value-type="float" office:value="37" calcext:value-type="float">
            <text:p>37</text:p>
          </table:table-cell>
          <table:table-cell/>
          <table:table-cell table:formula="of:=[.B3]-[.E3]" office:value-type="float" office:value="4.75" calcext:value-type="float">
            <text:p>4.75</text:p>
          </table:table-cell>
          <table:table-cell table:formula="of:=RAND()" office:value-type="float" office:value="0.321898102641278" calcext:value-type="float">
            <text:p>0.321898102641278</text:p>
          </table:table-cell>
          <table:table-cell table:formula="of:=[.E3]+[.E3]*[.H3]*EXP(1)" office:value-type="float" office:value="69.3753612319335" calcext:value-type="float">
            <text:p>69.37536123193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2]*[.A4]+[.B23]" office:value-type="float" office:value="61.75" calcext:value-type="float">
            <text:p>61.7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4]*[.E22]+[.E23]" office:value-type="float" office:value="54.5" calcext:value-type="float">
            <text:p>54.5</text:p>
          </table:table-cell>
          <table:table-cell/>
          <table:table-cell table:formula="of:=[.B4]-[.E4]" office:value-type="float" office:value="7.25" calcext:value-type="float">
            <text:p>7.25</text:p>
          </table:table-cell>
          <table:table-cell table:formula="of:=RAND()" office:value-type="float" office:value="0.963453036599931" calcext:value-type="float">
            <text:p>0.963453036599931</text:p>
          </table:table-cell>
          <table:table-cell table:formula="of:=[.E4]+[.E4]*[.H4]*EXP(1)" office:value-type="float" office:value="197.232060066999" calcext:value-type="float">
            <text:p>197.2320600669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2]*[.A5]+[.B23]" office:value-type="float" office:value="81.75" calcext:value-type="float">
            <text:p>81.7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5]*[.E22]+[.E23]" office:value-type="float" office:value="72" calcext:value-type="float">
            <text:p>72</text:p>
          </table:table-cell>
          <table:table-cell/>
          <table:table-cell table:formula="of:=[.B5]-[.E5]" office:value-type="float" office:value="9.75" calcext:value-type="float">
            <text:p>9.75</text:p>
          </table:table-cell>
          <table:table-cell table:formula="of:=RAND()" office:value-type="float" office:value="0.008455792218302" calcext:value-type="float">
            <text:p>0.008455792218302</text:p>
          </table:table-cell>
          <table:table-cell table:formula="of:=[.E5]+[.E5]*[.H5]*EXP(1)" office:value-type="float" office:value="73.654936295921" calcext:value-type="float">
            <text:p>73.654936295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2]*[.A6]+[.B23]" office:value-type="float" office:value="101.75" calcext:value-type="float">
            <text:p>101.7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6]*[.E22]+[.E23]" office:value-type="float" office:value="89.5" calcext:value-type="float">
            <text:p>89.5</text:p>
          </table:table-cell>
          <table:table-cell/>
          <table:table-cell table:formula="of:=[.B6]-[.E6]" office:value-type="float" office:value="12.25" calcext:value-type="float">
            <text:p>12.25</text:p>
          </table:table-cell>
          <table:table-cell table:formula="of:=RAND()" office:value-type="float" office:value="0.660094369587162" calcext:value-type="float">
            <text:p>0.660094369587162</text:p>
          </table:table-cell>
          <table:table-cell table:formula="of:=[.E6]+[.E6]*[.H6]*EXP(1)" office:value-type="float" office:value="250.091866427563" calcext:value-type="float">
            <text:p>250.0918664275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2]*[.A7]+[.B23]" office:value-type="float" office:value="121.75" calcext:value-type="float">
            <text:p>121.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7]*[.E22]+[.E23]" office:value-type="float" office:value="107" calcext:value-type="float">
            <text:p>107</text:p>
          </table:table-cell>
          <table:table-cell/>
          <table:table-cell table:formula="of:=[.B7]-[.E7]" office:value-type="float" office:value="14.75" calcext:value-type="float">
            <text:p>14.75</text:p>
          </table:table-cell>
          <table:table-cell table:formula="of:=RAND()" office:value-type="float" office:value="0.271445374038543" calcext:value-type="float">
            <text:p>0.271445374038543</text:p>
          </table:table-cell>
          <table:table-cell table:formula="of:=[.E7]+[.E7]*[.H7]*EXP(1)" office:value-type="float" office:value="185.951557960502" calcext:value-type="float">
            <text:p>185.9515579605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22]*[.A8]+[.B23]" office:value-type="float" office:value="141.75" calcext:value-type="float">
            <text:p>141.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8]*[.E22]+[.E23]" office:value-type="float" office:value="124.5" calcext:value-type="float">
            <text:p>124.5</text:p>
          </table:table-cell>
          <table:table-cell/>
          <table:table-cell table:formula="of:=[.B8]-[.E8]" office:value-type="float" office:value="17.25" calcext:value-type="float">
            <text:p>17.25</text:p>
          </table:table-cell>
          <table:table-cell table:formula="of:=RAND()" office:value-type="float" office:value="0.263246566540662" calcext:value-type="float">
            <text:p>0.263246566540662</text:p>
          </table:table-cell>
          <table:table-cell table:formula="of:=[.E8]+[.E8]*[.H8]*EXP(1)" office:value-type="float" office:value="213.589505599849" calcext:value-type="float">
            <text:p>213.5895055998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22]*[.A9]+[.B23]" office:value-type="float" office:value="161.75" calcext:value-type="float">
            <text:p>161.7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D9]*[.E22]+[.E23]" office:value-type="float" office:value="142" calcext:value-type="float">
            <text:p>142</text:p>
          </table:table-cell>
          <table:table-cell/>
          <table:table-cell table:formula="of:=[.B9]-[.E9]" office:value-type="float" office:value="19.75" calcext:value-type="float">
            <text:p>19.75</text:p>
          </table:table-cell>
          <table:table-cell table:formula="of:=RAND()" office:value-type="float" office:value="0.217176940473195" calcext:value-type="float">
            <text:p>0.217176940473195</text:p>
          </table:table-cell>
          <table:table-cell table:formula="of:=[.E9]+[.E9]*[.H9]*EXP(1)" office:value-type="float" office:value="225.829434580504" calcext:value-type="float">
            <text:p>225.8294345805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2]*[.A10]+[.B23]" office:value-type="float" office:value="181.75" calcext:value-type="float">
            <text:p>181.7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D10]*[.E22]+[.E23]" office:value-type="float" office:value="159.5" calcext:value-type="float">
            <text:p>159.5</text:p>
          </table:table-cell>
          <table:table-cell/>
          <table:table-cell table:formula="of:=[.B10]-[.E10]" office:value-type="float" office:value="22.25" calcext:value-type="float">
            <text:p>22.25</text:p>
          </table:table-cell>
          <table:table-cell table:formula="of:=RAND()" office:value-type="float" office:value="0.0549599851471863" calcext:value-type="float">
            <text:p>0.0549599851471863</text:p>
          </table:table-cell>
          <table:table-cell table:formula="of:=[.E10]+[.E10]*[.H10]*EXP(1)" office:value-type="float" office:value="183.328778262417" calcext:value-type="float">
            <text:p>183.328778262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2]*[.A11]+[.B23]" office:value-type="float" office:value="201.75" calcext:value-type="float">
            <text:p>201.7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]*[.E22]+[.E23]" office:value-type="float" office:value="177" calcext:value-type="float">
            <text:p>177</text:p>
          </table:table-cell>
          <table:table-cell/>
          <table:table-cell table:formula="of:=[.B11]-[.E11]" office:value-type="float" office:value="24.75" calcext:value-type="float">
            <text:p>24.75</text:p>
          </table:table-cell>
          <table:table-cell table:formula="of:=RAND()" office:value-type="float" office:value="0.6626294161186" calcext:value-type="float">
            <text:p>0.6626294161186</text:p>
          </table:table-cell>
          <table:table-cell table:formula="of:=[.E11]+[.E11]*[.H11]*EXP(1)" office:value-type="float" office:value="495.814789648258" calcext:value-type="float">
            <text:p>495.81478964825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style-name="ce1" office:value-type="string" calcext:value-type="string">
            <text:p>M=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=</text:p>
          </table:table-cell>
          <table:table-cell office:value-type="float" office:value="1.75" calcext:value-type="float">
            <text:p>1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=</text:p>
          </table:table-cell>
          <table:table-cell office:value-type="float" office:value="1.75" calcext:value-type="float">
            <text:p>1.75</text:p>
          </table:table-cell>
          <table:table-cell/>
          <table:table-cell table:style-name="ce1" office:value-type="string" calcext:value-type="string">
            <text:p>B=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table table:name="passo3" table:style-name="ta1">
        <table:shapes>
          <draw:frame draw:z-index="0" draw:style-name="gr1" draw:text-style-name="P1" svg:width="6.3055in" svg:height="3.5453in" svg:x="16.0465in" svg:y="0.2299in">
            <draw:object draw:notify-on-update-of-ranges="passo3.L1:passo3.L1 passo3.L2:passo3.L11 passo3.M1:passo3.M1 passo3.M2:passo3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_passo1</text:p>
          </table:table-cell>
          <table:table-cell office:value-type="string" calcext:value-type="string">
            <text:p>Y_passo1</text:p>
          </table:table-cell>
          <table:table-cell/>
          <table:table-cell office:value-type="string" calcext:value-type="string">
            <text:p>X_passo2</text:p>
          </table:table-cell>
          <table:table-cell office:value-type="string" calcext:value-type="string">
            <text:p>Y_passo2</text:p>
          </table:table-cell>
          <table:table-cell/>
          <table:table-cell office:value-type="string" calcext:value-type="string">
            <text:p>Ruido_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_passo2_erro</text:p>
          </table:table-cell>
          <table:table-cell/>
          <table:table-cell office:value-type="string" calcext:value-type="string">
            <text:p>X_passo3</text:p>
          </table:table-cell>
          <table:table-cell office:value-type="string" calcext:value-type="string">
            <text:p>X_passo3^2</text:p>
          </table:table-cell>
          <table:table-cell office:value-type="string" calcext:value-type="string">
            <text:p>Y_passo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]*[.A2]+[.B23]" office:value-type="float" office:value="21.75" calcext:value-type="float">
            <text:p>21.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2]*[.E22]+[.E23]" office:value-type="float" office:value="19.5" calcext:value-type="float">
            <text:p>19.5</text:p>
          </table:table-cell>
          <table:table-cell/>
          <table:table-cell table:formula="of:=[.B2]-[.E2]" office:value-type="float" office:value="2.25" calcext:value-type="float">
            <text:p>2.25</text:p>
          </table:table-cell>
          <table:table-cell table:formula="of:=RAND()" office:value-type="float" office:value="0.491770803326342" calcext:value-type="float">
            <text:p>0.491770803326342</text:p>
          </table:table-cell>
          <table:table-cell table:formula="of:=[.E2]+[.E2]*[.H2]*EXP(1)" office:value-type="float" office:value="45.5670469497497" calcext:value-type="float">
            <text:p>45.567046949749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2]*[.K2]" office:value-type="float" office:value="100" calcext:value-type="float">
            <text:p>100</text:p>
          </table:table-cell>
          <table:table-cell table:formula="of:=[.L2]*[.L21]+[.L22]" office:value-type="float" office:value="151.5" calcext:value-type="float">
            <text:p>15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[.A3]+[.B23]" office:value-type="float" office:value="41.75" calcext:value-type="float">
            <text:p>41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]*[.E22]+[.E23]" office:value-type="float" office:value="37" calcext:value-type="float">
            <text:p>37</text:p>
          </table:table-cell>
          <table:table-cell/>
          <table:table-cell table:formula="of:=[.B3]-[.E3]" office:value-type="float" office:value="4.75" calcext:value-type="float">
            <text:p>4.75</text:p>
          </table:table-cell>
          <table:table-cell table:formula="of:=RAND()" office:value-type="float" office:value="0.501623418566678" calcext:value-type="float">
            <text:p>0.501623418566678</text:p>
          </table:table-cell>
          <table:table-cell table:formula="of:=[.E3]+[.E3]*[.H3]*EXP(1)" office:value-type="float" office:value="87.4514914665144" calcext:value-type="float">
            <text:p>87.451491466514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3]*[.K3]" office:value-type="float" office:value="400" calcext:value-type="float">
            <text:p>400</text:p>
          </table:table-cell>
          <table:table-cell table:formula="of:=[.L3]*[.L21]+[.L22]" office:value-type="float" office:value="601.5" calcext:value-type="float">
            <text:p>60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2]*[.A4]+[.B23]" office:value-type="float" office:value="61.75" calcext:value-type="float">
            <text:p>61.7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4]*[.E22]+[.E23]" office:value-type="float" office:value="54.5" calcext:value-type="float">
            <text:p>54.5</text:p>
          </table:table-cell>
          <table:table-cell/>
          <table:table-cell table:formula="of:=[.B4]-[.E4]" office:value-type="float" office:value="7.25" calcext:value-type="float">
            <text:p>7.25</text:p>
          </table:table-cell>
          <table:table-cell table:formula="of:=RAND()" office:value-type="float" office:value="0.974502880734225" calcext:value-type="float">
            <text:p>0.974502880734225</text:p>
          </table:table-cell>
          <table:table-cell table:formula="of:=[.E4]+[.E4]*[.H4]*EXP(1)" office:value-type="float" office:value="198.869054250206" calcext:value-type="float">
            <text:p>198.86905425020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4]*[.K4]" office:value-type="float" office:value="900" calcext:value-type="float">
            <text:p>900</text:p>
          </table:table-cell>
          <table:table-cell table:formula="of:=[.L4]*[.L21]+[.L22]" office:value-type="float" office:value="1351.5" calcext:value-type="float">
            <text:p>135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2]*[.A5]+[.B23]" office:value-type="float" office:value="81.75" calcext:value-type="float">
            <text:p>81.7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5]*[.E22]+[.E23]" office:value-type="float" office:value="72" calcext:value-type="float">
            <text:p>72</text:p>
          </table:table-cell>
          <table:table-cell/>
          <table:table-cell table:formula="of:=[.B5]-[.E5]" office:value-type="float" office:value="9.75" calcext:value-type="float">
            <text:p>9.75</text:p>
          </table:table-cell>
          <table:table-cell table:formula="of:=RAND()" office:value-type="float" office:value="0.0227427399014153" calcext:value-type="float">
            <text:p>0.0227427399014153</text:p>
          </table:table-cell>
          <table:table-cell table:formula="of:=[.E5]+[.E5]*[.H5]*EXP(1)" office:value-type="float" office:value="76.4511247154439" calcext:value-type="float">
            <text:p>76.45112471544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5]*[.K5]" office:value-type="float" office:value="1600" calcext:value-type="float">
            <text:p>1600</text:p>
          </table:table-cell>
          <table:table-cell table:formula="of:=[.L5]*[.L21]+[.L22]" office:value-type="float" office:value="2401.5" calcext:value-type="float">
            <text:p>240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2]*[.A6]+[.B23]" office:value-type="float" office:value="101.75" calcext:value-type="float">
            <text:p>101.7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6]*[.E22]+[.E23]" office:value-type="float" office:value="89.5" calcext:value-type="float">
            <text:p>89.5</text:p>
          </table:table-cell>
          <table:table-cell/>
          <table:table-cell table:formula="of:=[.B6]-[.E6]" office:value-type="float" office:value="12.25" calcext:value-type="float">
            <text:p>12.25</text:p>
          </table:table-cell>
          <table:table-cell table:formula="of:=RAND()" office:value-type="float" office:value="0.49776120399383" calcext:value-type="float">
            <text:p>0.49776120399383</text:p>
          </table:table-cell>
          <table:table-cell table:formula="of:=[.E6]+[.E6]*[.H6]*EXP(1)" office:value-type="float" office:value="210.598443597685" calcext:value-type="float">
            <text:p>210.59844359768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6]*[.K6]" office:value-type="float" office:value="2500" calcext:value-type="float">
            <text:p>2500</text:p>
          </table:table-cell>
          <table:table-cell table:formula="of:=[.L6]*[.L21]+[.L22]" office:value-type="float" office:value="3751.5" calcext:value-type="float">
            <text:p>3751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2]*[.A7]+[.B23]" office:value-type="float" office:value="121.75" calcext:value-type="float">
            <text:p>121.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7]*[.E22]+[.E23]" office:value-type="float" office:value="107" calcext:value-type="float">
            <text:p>107</text:p>
          </table:table-cell>
          <table:table-cell/>
          <table:table-cell table:formula="of:=[.B7]-[.E7]" office:value-type="float" office:value="14.75" calcext:value-type="float">
            <text:p>14.75</text:p>
          </table:table-cell>
          <table:table-cell table:formula="of:=RAND()" office:value-type="float" office:value="0.933904442027888" calcext:value-type="float">
            <text:p>0.933904442027888</text:p>
          </table:table-cell>
          <table:table-cell table:formula="of:=[.E7]+[.E7]*[.H7]*EXP(1)" office:value-type="float" office:value="378.63185574813" calcext:value-type="float">
            <text:p>378.631855748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7]*[.K7]" office:value-type="float" office:value="3600" calcext:value-type="float">
            <text:p>3600</text:p>
          </table:table-cell>
          <table:table-cell table:formula="of:=[.L7]*[.L21]+[.L22]" office:value-type="float" office:value="5401.5" calcext:value-type="float">
            <text:p>5401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22]*[.A8]+[.B23]" office:value-type="float" office:value="141.75" calcext:value-type="float">
            <text:p>141.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8]*[.E22]+[.E23]" office:value-type="float" office:value="124.5" calcext:value-type="float">
            <text:p>124.5</text:p>
          </table:table-cell>
          <table:table-cell/>
          <table:table-cell table:formula="of:=[.B8]-[.E8]" office:value-type="float" office:value="17.25" calcext:value-type="float">
            <text:p>17.25</text:p>
          </table:table-cell>
          <table:table-cell table:formula="of:=RAND()" office:value-type="float" office:value="0.874216991191555" calcext:value-type="float">
            <text:p>0.874216991191555</text:p>
          </table:table-cell>
          <table:table-cell table:formula="of:=[.E8]+[.E8]*[.H8]*EXP(1)" office:value-type="float" office:value="420.357836080125" calcext:value-type="float">
            <text:p>420.3578360801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8]*[.K8]" office:value-type="float" office:value="4900" calcext:value-type="float">
            <text:p>4900</text:p>
          </table:table-cell>
          <table:table-cell table:formula="of:=[.L8]*[.L21]+[.L22]" office:value-type="float" office:value="7351.5" calcext:value-type="float">
            <text:p>7351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22]*[.A9]+[.B23]" office:value-type="float" office:value="161.75" calcext:value-type="float">
            <text:p>161.7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D9]*[.E22]+[.E23]" office:value-type="float" office:value="142" calcext:value-type="float">
            <text:p>142</text:p>
          </table:table-cell>
          <table:table-cell/>
          <table:table-cell table:formula="of:=[.B9]-[.E9]" office:value-type="float" office:value="19.75" calcext:value-type="float">
            <text:p>19.75</text:p>
          </table:table-cell>
          <table:table-cell table:formula="of:=RAND()" office:value-type="float" office:value="0.847867138582755" calcext:value-type="float">
            <text:p>0.847867138582755</text:p>
          </table:table-cell>
          <table:table-cell table:formula="of:=[.E9]+[.E9]*[.H9]*EXP(1)" office:value-type="float" office:value="469.273340677504" calcext:value-type="float">
            <text:p>469.27334067750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9]*[.K9]" office:value-type="float" office:value="6400" calcext:value-type="float">
            <text:p>6400</text:p>
          </table:table-cell>
          <table:table-cell table:formula="of:=[.L9]*[.L21]+[.L22]" office:value-type="float" office:value="9601.5" calcext:value-type="float">
            <text:p>9601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2]*[.A10]+[.B23]" office:value-type="float" office:value="181.75" calcext:value-type="float">
            <text:p>181.7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D10]*[.E22]+[.E23]" office:value-type="float" office:value="159.5" calcext:value-type="float">
            <text:p>159.5</text:p>
          </table:table-cell>
          <table:table-cell/>
          <table:table-cell table:formula="of:=[.B10]-[.E10]" office:value-type="float" office:value="22.25" calcext:value-type="float">
            <text:p>22.25</text:p>
          </table:table-cell>
          <table:table-cell table:formula="of:=RAND()" office:value-type="float" office:value="0.541927841543552" calcext:value-type="float">
            <text:p>0.541927841543552</text:p>
          </table:table-cell>
          <table:table-cell table:formula="of:=[.E10]+[.E10]*[.H10]*EXP(1)" office:value-type="float" office:value="394.461460338617" calcext:value-type="float">
            <text:p>394.4614603386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10]*[.K10]" office:value-type="float" office:value="8100" calcext:value-type="float">
            <text:p>8100</text:p>
          </table:table-cell>
          <table:table-cell table:formula="of:=[.L10]*[.L21]+[.L22]" office:value-type="float" office:value="12151.5" calcext:value-type="float">
            <text:p>12151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2]*[.A11]+[.B23]" office:value-type="float" office:value="201.75" calcext:value-type="float">
            <text:p>201.7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]*[.E22]+[.E23]" office:value-type="float" office:value="177" calcext:value-type="float">
            <text:p>177</text:p>
          </table:table-cell>
          <table:table-cell/>
          <table:table-cell table:formula="of:=[.B11]-[.E11]" office:value-type="float" office:value="24.75" calcext:value-type="float">
            <text:p>24.75</text:p>
          </table:table-cell>
          <table:table-cell table:formula="of:=RAND()" office:value-type="float" office:value="0.9445032651154" calcext:value-type="float">
            <text:p>0.9445032651154</text:p>
          </table:table-cell>
          <table:table-cell table:formula="of:=[.E11]+[.E11]*[.H11]*EXP(1)" office:value-type="float" office:value="631.434413059567" calcext:value-type="float">
            <text:p>631.43441305956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11]*[.K11]" office:value-type="float" office:value="10000" calcext:value-type="float">
            <text:p>10000</text:p>
          </table:table-cell>
          <table:table-cell table:formula="of:=[.L11]*[.L21]+[.L22]" office:value-type="float" office:value="15001.5" calcext:value-type="float">
            <text:p>15001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=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" office:value-type="string" calcext:value-type="string">
            <text:p>M=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=</text:p>
          </table:table-cell>
          <table:table-cell office:value-type="float" office:value="1.75" calcext:value-type="float">
            <text:p>1.75</text:p>
          </table:table-cell>
          <table:table-cell table:number-columns-repeated="5"/>
          <table:table-cell table:style-name="ce1" office:value-type="string" calcext:value-type="string">
            <text:p>B=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" office:value-type="string" calcext:value-type="string">
            <text:p>B=</text:p>
          </table:table-cell>
          <table:table-cell office:value-type="float" office:value="1.75" calcext:value-type="float">
            <text:p>1.75</text:p>
          </table:table-cell>
          <table:table-cell/>
          <table:table-cell table:style-name="ce1" office:value-type="string" calcext:value-type="string">
            <text:p>B=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table table:name="passo4" table:style-name="ta1">
        <table:shapes>
          <draw:frame draw:z-index="0" draw:style-name="gr1" draw:text-style-name="P1" svg:width="6.3059in" svg:height="3.5453in" svg:x="12.6224in" svg:y="2.1752in">
            <draw:object draw:notify-on-update-of-ranges="passo4.O1:passo4.O1 passo4.O2:passo4.O11 passo4.P1:passo4.P1 passo4.P2:passo4.P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_passo1</text:p>
          </table:table-cell>
          <table:table-cell office:value-type="string" calcext:value-type="string">
            <text:p>Y_passo1</text:p>
          </table:table-cell>
          <table:table-cell/>
          <table:table-cell office:value-type="string" calcext:value-type="string">
            <text:p>X_passo2</text:p>
          </table:table-cell>
          <table:table-cell office:value-type="string" calcext:value-type="string">
            <text:p>Y_passo2</text:p>
          </table:table-cell>
          <table:table-cell/>
          <table:table-cell office:value-type="string" calcext:value-type="string">
            <text:p>Ruido_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_passo2_erro</text:p>
          </table:table-cell>
          <table:table-cell/>
          <table:table-cell office:value-type="string" calcext:value-type="string">
            <text:p>X_passo3</text:p>
          </table:table-cell>
          <table:table-cell office:value-type="string" calcext:value-type="string">
            <text:p>X_passo3^2</text:p>
          </table:table-cell>
          <table:table-cell office:value-type="string" calcext:value-type="string">
            <text:p>Y_passo3</text:p>
          </table:table-cell>
          <table:table-cell/>
          <table:table-cell office:value-type="string" calcext:value-type="string">
            <text:p>X_passo4</text:p>
          </table:table-cell>
          <table:table-cell office:value-type="string" calcext:value-type="string">
            <text:p>Y_passo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2]*[.A2]+[.B23]" office:value-type="float" office:value="21.75" calcext:value-type="float">
            <text:p>21.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2]*[.E22]+[.E23]" office:value-type="float" office:value="19.5" calcext:value-type="float">
            <text:p>19.5</text:p>
          </table:table-cell>
          <table:table-cell/>
          <table:table-cell table:formula="of:=[.B2]-[.E2]" office:value-type="float" office:value="2.25" calcext:value-type="float">
            <text:p>2.25</text:p>
          </table:table-cell>
          <table:table-cell table:formula="of:=RAND()" office:value-type="float" office:value="0.226002312593544" calcext:value-type="float">
            <text:p>0.226002312593544</text:p>
          </table:table-cell>
          <table:table-cell table:formula="of:=[.E2]+[.E2]*[.H2]*EXP(1)" office:value-type="float" office:value="31.4795906004987" calcext:value-type="float">
            <text:p>31.479590600498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2]*[.K2]" office:value-type="float" office:value="100" calcext:value-type="float">
            <text:p>100</text:p>
          </table:table-cell>
          <table:table-cell table:formula="of:=[.L2]*[.L21]+[.L22]" office:value-type="float" office:value="151.5" calcext:value-type="float">
            <text:p>151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*LOG([.O2]+2)" office:value-type="float" office:value="3.23754373814287" calcext:value-type="float">
            <text:p>3.23754373814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[.A3]+[.B23]" office:value-type="float" office:value="41.75" calcext:value-type="float">
            <text:p>41.7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3]*[.E22]+[.E23]" office:value-type="float" office:value="37" calcext:value-type="float">
            <text:p>37</text:p>
          </table:table-cell>
          <table:table-cell/>
          <table:table-cell table:formula="of:=[.B3]-[.E3]" office:value-type="float" office:value="4.75" calcext:value-type="float">
            <text:p>4.75</text:p>
          </table:table-cell>
          <table:table-cell table:formula="of:=RAND()" office:value-type="float" office:value="0.285532993406807" calcext:value-type="float">
            <text:p>0.285532993406807</text:p>
          </table:table-cell>
          <table:table-cell table:formula="of:=[.E3]+[.E3]*[.H3]*EXP(1)" office:value-type="float" office:value="65.7178884539199" calcext:value-type="float">
            <text:p>65.717888453919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3]*[.K3]" office:value-type="float" office:value="400" calcext:value-type="float">
            <text:p>400</text:p>
          </table:table-cell>
          <table:table-cell table:formula="of:=[.L3]*[.L21]+[.L22]" office:value-type="float" office:value="601.5" calcext:value-type="float">
            <text:p>601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3*LOG([.O3]+2)" office:value-type="float" office:value="4.02726804246662" calcext:value-type="float">
            <text:p>4.027268042466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2]*[.A4]+[.B23]" office:value-type="float" office:value="61.75" calcext:value-type="float">
            <text:p>61.7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4]*[.E22]+[.E23]" office:value-type="float" office:value="54.5" calcext:value-type="float">
            <text:p>54.5</text:p>
          </table:table-cell>
          <table:table-cell/>
          <table:table-cell table:formula="of:=[.B4]-[.E4]" office:value-type="float" office:value="7.25" calcext:value-type="float">
            <text:p>7.25</text:p>
          </table:table-cell>
          <table:table-cell table:formula="of:=RAND()" office:value-type="float" office:value="0.27948406950513" calcext:value-type="float">
            <text:p>0.27948406950513</text:p>
          </table:table-cell>
          <table:table-cell table:formula="of:=[.E4]+[.E4]*[.H4]*EXP(1)" office:value-type="float" office:value="95.9045474776372" calcext:value-type="float">
            <text:p>95.904547477637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4]*[.K4]" office:value-type="float" office:value="900" calcext:value-type="float">
            <text:p>900</text:p>
          </table:table-cell>
          <table:table-cell table:formula="of:=[.L4]*[.L21]+[.L22]" office:value-type="float" office:value="1351.5" calcext:value-type="float">
            <text:p>1351.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3*LOG([.O4]+2)" office:value-type="float" office:value="4.51544993495972" calcext:value-type="float">
            <text:p>4.515449934959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2]*[.A5]+[.B23]" office:value-type="float" office:value="81.75" calcext:value-type="float">
            <text:p>81.7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5]*[.E22]+[.E23]" office:value-type="float" office:value="72" calcext:value-type="float">
            <text:p>72</text:p>
          </table:table-cell>
          <table:table-cell/>
          <table:table-cell table:formula="of:=[.B5]-[.E5]" office:value-type="float" office:value="9.75" calcext:value-type="float">
            <text:p>9.75</text:p>
          </table:table-cell>
          <table:table-cell table:formula="of:=RAND()" office:value-type="float" office:value="0.613708548351054" calcext:value-type="float">
            <text:p>0.613708548351054</text:p>
          </table:table-cell>
          <table:table-cell table:formula="of:=[.E5]+[.E5]*[.H5]*EXP(1)" office:value-type="float" office:value="192.112761236591" calcext:value-type="float">
            <text:p>192.11276123659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5]*[.K5]" office:value-type="float" office:value="1600" calcext:value-type="float">
            <text:p>1600</text:p>
          </table:table-cell>
          <table:table-cell table:formula="of:=[.L5]*[.L21]+[.L22]" office:value-type="float" office:value="2401.5" calcext:value-type="float">
            <text:p>2401.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3*LOG([.O5]+2)" office:value-type="float" office:value="4.8697478711937" calcext:value-type="float">
            <text:p>4.86974787119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2]*[.A6]+[.B23]" office:value-type="float" office:value="101.75" calcext:value-type="float">
            <text:p>101.7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D6]*[.E22]+[.E23]" office:value-type="float" office:value="89.5" calcext:value-type="float">
            <text:p>89.5</text:p>
          </table:table-cell>
          <table:table-cell/>
          <table:table-cell table:formula="of:=[.B6]-[.E6]" office:value-type="float" office:value="12.25" calcext:value-type="float">
            <text:p>12.25</text:p>
          </table:table-cell>
          <table:table-cell table:formula="of:=RAND()" office:value-type="float" office:value="0.406484914260335" calcext:value-type="float">
            <text:p>0.406484914260335</text:p>
          </table:table-cell>
          <table:table-cell table:formula="of:=[.E6]+[.E6]*[.H6]*EXP(1)" office:value-type="float" office:value="188.392179759906" calcext:value-type="float">
            <text:p>188.39217975990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6]*[.K6]" office:value-type="float" office:value="2500" calcext:value-type="float">
            <text:p>2500</text:p>
          </table:table-cell>
          <table:table-cell table:formula="of:=[.L6]*[.L21]+[.L22]" office:value-type="float" office:value="3751.5" calcext:value-type="float">
            <text:p>3751.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3*LOG([.O6]+2)" office:value-type="float" office:value="5.1480100309044" calcext:value-type="float">
            <text:p>5.14801003090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2]*[.A7]+[.B23]" office:value-type="float" office:value="121.75" calcext:value-type="float">
            <text:p>121.7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7]*[.E22]+[.E23]" office:value-type="float" office:value="107" calcext:value-type="float">
            <text:p>107</text:p>
          </table:table-cell>
          <table:table-cell/>
          <table:table-cell table:formula="of:=[.B7]-[.E7]" office:value-type="float" office:value="14.75" calcext:value-type="float">
            <text:p>14.75</text:p>
          </table:table-cell>
          <table:table-cell table:formula="of:=RAND()" office:value-type="float" office:value="0.298083697245184" calcext:value-type="float">
            <text:p>0.298083697245184</text:p>
          </table:table-cell>
          <table:table-cell table:formula="of:=[.E7]+[.E7]*[.H7]*EXP(1)" office:value-type="float" office:value="193.699478241217" calcext:value-type="float">
            <text:p>193.69947824121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7]*[.K7]" office:value-type="float" office:value="3600" calcext:value-type="float">
            <text:p>3600</text:p>
          </table:table-cell>
          <table:table-cell table:formula="of:=[.L7]*[.L21]+[.L22]" office:value-type="float" office:value="5401.5" calcext:value-type="float">
            <text:p>5401.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3*LOG([.O7]+2)" office:value-type="float" office:value="5.37717506849476" calcext:value-type="float">
            <text:p>5.37717506849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22]*[.A8]+[.B23]" office:value-type="float" office:value="141.75" calcext:value-type="float">
            <text:p>141.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D8]*[.E22]+[.E23]" office:value-type="float" office:value="124.5" calcext:value-type="float">
            <text:p>124.5</text:p>
          </table:table-cell>
          <table:table-cell/>
          <table:table-cell table:formula="of:=[.B8]-[.E8]" office:value-type="float" office:value="17.25" calcext:value-type="float">
            <text:p>17.25</text:p>
          </table:table-cell>
          <table:table-cell table:formula="of:=RAND()" office:value-type="float" office:value="0.175819599461736" calcext:value-type="float">
            <text:p>0.175819599461736</text:p>
          </table:table-cell>
          <table:table-cell table:formula="of:=[.E8]+[.E8]*[.H8]*EXP(1)" office:value-type="float" office:value="184.001939176821" calcext:value-type="float">
            <text:p>184.00193917682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8]*[.K8]" office:value-type="float" office:value="4900" calcext:value-type="float">
            <text:p>4900</text:p>
          </table:table-cell>
          <table:table-cell table:formula="of:=[.L8]*[.L21]+[.L22]" office:value-type="float" office:value="7351.5" calcext:value-type="float">
            <text:p>7351.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3*LOG([.O8]+2)" office:value-type="float" office:value="5.57199748929381" calcext:value-type="float">
            <text:p>5.571997489293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22]*[.A9]+[.B23]" office:value-type="float" office:value="161.75" calcext:value-type="float">
            <text:p>161.7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D9]*[.E22]+[.E23]" office:value-type="float" office:value="142" calcext:value-type="float">
            <text:p>142</text:p>
          </table:table-cell>
          <table:table-cell/>
          <table:table-cell table:formula="of:=[.B9]-[.E9]" office:value-type="float" office:value="19.75" calcext:value-type="float">
            <text:p>19.75</text:p>
          </table:table-cell>
          <table:table-cell table:formula="of:=RAND()" office:value-type="float" office:value="0.750571071670148" calcext:value-type="float">
            <text:p>0.750571071670148</text:p>
          </table:table-cell>
          <table:table-cell table:formula="of:=[.E9]+[.E9]*[.H9]*EXP(1)" office:value-type="float" office:value="431.717446122495" calcext:value-type="float">
            <text:p>431.7174461224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9]*[.K9]" office:value-type="float" office:value="6400" calcext:value-type="float">
            <text:p>6400</text:p>
          </table:table-cell>
          <table:table-cell table:formula="of:=[.L9]*[.L21]+[.L22]" office:value-type="float" office:value="9601.5" calcext:value-type="float">
            <text:p>9601.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*LOG([.O9]+2)" office:value-type="float" office:value="5.74144155715115" calcext:value-type="float">
            <text:p>5.74144155715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2]*[.A10]+[.B23]" office:value-type="float" office:value="181.75" calcext:value-type="float">
            <text:p>181.7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D10]*[.E22]+[.E23]" office:value-type="float" office:value="159.5" calcext:value-type="float">
            <text:p>159.5</text:p>
          </table:table-cell>
          <table:table-cell/>
          <table:table-cell table:formula="of:=[.B10]-[.E10]" office:value-type="float" office:value="22.25" calcext:value-type="float">
            <text:p>22.25</text:p>
          </table:table-cell>
          <table:table-cell table:formula="of:=RAND()" office:value-type="float" office:value="0.318003417057051" calcext:value-type="float">
            <text:p>0.318003417057051</text:p>
          </table:table-cell>
          <table:table-cell table:formula="of:=[.E10]+[.E10]*[.H10]*EXP(1)" office:value-type="float" office:value="297.375454140863" calcext:value-type="float">
            <text:p>297.37545414086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10]*[.K10]" office:value-type="float" office:value="8100" calcext:value-type="float">
            <text:p>8100</text:p>
          </table:table-cell>
          <table:table-cell table:formula="of:=[.L10]*[.L21]+[.L22]" office:value-type="float" office:value="12151.5" calcext:value-type="float">
            <text:p>12151.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3*LOG([.O10]+2)" office:value-type="float" office:value="5.89136348203667" calcext:value-type="float">
            <text:p>5.89136348203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22]*[.A11]+[.B23]" office:value-type="float" office:value="201.75" calcext:value-type="float">
            <text:p>201.7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]*[.E22]+[.E23]" office:value-type="float" office:value="177" calcext:value-type="float">
            <text:p>177</text:p>
          </table:table-cell>
          <table:table-cell/>
          <table:table-cell table:formula="of:=[.B11]-[.E11]" office:value-type="float" office:value="24.75" calcext:value-type="float">
            <text:p>24.75</text:p>
          </table:table-cell>
          <table:table-cell table:formula="of:=RAND()" office:value-type="float" office:value="0.61284290950372" calcext:value-type="float">
            <text:p>0.61284290950372</text:p>
          </table:table-cell>
          <table:table-cell table:formula="of:=[.E11]+[.E11]*[.H11]*EXP(1)" office:value-type="float" office:value="471.860714794896" calcext:value-type="float">
            <text:p>471.86071479489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11]*[.K11]" office:value-type="float" office:value="10000" calcext:value-type="float">
            <text:p>10000</text:p>
          </table:table-cell>
          <table:table-cell table:formula="of:=[.L11]*[.L21]+[.L22]" office:value-type="float" office:value="15001.5" calcext:value-type="float">
            <text:p>15001.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3*LOG([.O11]+2)" office:value-type="float" office:value="6.02580051528575" calcext:value-type="float">
            <text:p>6.0258005152857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0"/>
          <table:table-cell table:style-name="ce1" office:value-type="string" calcext:value-type="string">
            <text:p>M=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=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=</text:p>
          </table:table-cell>
          <table:table-cell office:value-type="float" office:value="1.75" calcext:value-type="float">
            <text:p>1.75</text:p>
          </table:table-cell>
          <table:table-cell table:number-columns-repeated="5"/>
          <table:table-cell table:style-name="ce1" office:value-type="string" calcext:value-type="string">
            <text:p>B=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=</text:p>
          </table:table-cell>
          <table:table-cell office:value-type="float" office:value="1.75" calcext:value-type="float">
            <text:p>1.75</text:p>
          </table:table-cell>
          <table:table-cell/>
          <table:table-cell table:style-name="ce1" office:value-type="string" calcext:value-type="string">
            <text:p>B=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0:35:22.925738038</meta:creation-date>
    <meta:generator>LibreOffice/7.3.7.2$Linux_X86_64 LibreOffice_project/30$Build-2</meta:generator>
    <dc:date>2024-02-11T21:47:07.847646300</dc:date>
    <meta:editing-duration>PT8M57S</meta:editing-duration>
    <meta:editing-cycles>1</meta:editing-cycles>
    <meta:document-statistic meta:table-count="3" meta:cell-count="35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2.961cm" svg:y="3.955cm" style:legend-expansion="high" chart:style-name="ch2"/>
        <chart:plot-area chart:style-name="ch3" table:cell-range-address="'passo1,2'.D1:'passo1,2'.E11 'passo1,2'.I1:'passo1,2'.I11" chart:data-source-has-labels="row" svg:x="0.32cm" svg:y="0.18cm" svg:width="12.321cm" svg:height="8.646cm">
          <chart:coordinate-region svg:x="1.127cm" svg:y="0.38cm" svg:width="11.23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asso1,2'.E2:'passo1,2'.E11" chart:label-cell-address="'passo1,2'.E1:'passo1,2'.E1" chart:class="chart:scatter">
            <chart:domain table:cell-range-address="'passo1,2'.D2:'passo1,2'.D11"/>
            <chart:data-point chart:repeated="10"/>
          </chart:series>
          <chart:series chart:style-name="ch8" chart:values-cell-range-address="'passo1,2'.I2:'passo1,2'.I11" chart:label-cell-address="'passo1,2'.I1:'passo1,2'.I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_passo2</text:p>
                <draw:g>
                  <svg:desc>'passo1,2'.E1:'passo1,2'.E1</svg:desc>
                </draw:g>
              </table:table-cell>
              <table:table-cell office:value-type="string">
                <text:p>Y_passo2_erro</text:p>
                <draw:g>
                  <svg:desc>'passo1,2'.I1:'passo1,2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passo1,2'.D2:'passo1,2'.D11</svg:desc>
                </draw:g>
              </table:table-cell>
              <table:table-cell office:value-type="float" office:value="19.5">
                <text:p>19.5</text:p>
                <draw:g>
                  <svg:desc>'passo1,2'.E2:'passo1,2'.E11</svg:desc>
                </draw:g>
              </table:table-cell>
              <table:table-cell office:value-type="float" office:value="39.0004868213152">
                <text:p>39.0004868213152</text:p>
                <draw:g>
                  <svg:desc>'passo1,2'.I2:'passo1,2'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69.3753612319335">
                <text:p>69.3753612319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4.5">
                <text:p>54.5</text:p>
              </table:table-cell>
              <table:table-cell office:value-type="float" office:value="197.232060066999">
                <text:p>197.232060066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73.654936295921">
                <text:p>73.654936295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9.5">
                <text:p>89.5</text:p>
              </table:table-cell>
              <table:table-cell office:value-type="float" office:value="250.091866427563">
                <text:p>250.091866427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85.951557960502">
                <text:p>185.951557960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4.5">
                <text:p>124.5</text:p>
              </table:table-cell>
              <table:table-cell office:value-type="float" office:value="213.589505599849">
                <text:p>213.589505599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2">
                <text:p>142</text:p>
              </table:table-cell>
              <table:table-cell office:value-type="float" office:value="225.829434580504">
                <text:p>225.829434580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9.5">
                <text:p>159.5</text:p>
              </table:table-cell>
              <table:table-cell office:value-type="float" office:value="183.328778262417">
                <text:p>183.328778262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77">
                <text:p>177</text:p>
              </table:table-cell>
              <table:table-cell office:value-type="float" office:value="495.814789648258">
                <text:p>495.814789648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727cm" svg:y="4.204cm" style:legend-expansion="high" chart:style-name="ch2"/>
        <chart:plot-area chart:style-name="ch3" table:cell-range-address="passo3.L1:passo3.M11" chart:data-source-has-labels="row" svg:x="0.32cm" svg:y="0.18cm" svg:width="13.087cm" svg:height="8.646cm">
          <chart:coordinate-region svg:x="1.497cm" svg:y="0.38cm" svg:width="11.44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o3.M2:passo3.M11" chart:label-cell-address="passo3.M1:passo3.M1" chart:class="chart:scatter">
            <chart:domain table:cell-range-address="passo3.L2:passo3.L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Y_passo3</text:p>
                <draw:g>
                  <svg:desc>passo3.M1:passo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asso3.L2:passo3.L11</svg:desc>
                </draw:g>
              </table:table-cell>
              <table:table-cell office:value-type="float" office:value="151.5">
                <text:p>151.5</text:p>
                <draw:g>
                  <svg:desc>passo3.M2:passo3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601.5">
                <text:p>60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2401.5">
                <text:p>240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751.5">
                <text:p>375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5401.5">
                <text:p>540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">
                <text:p>4900</text:p>
              </table:table-cell>
              <table:table-cell office:value-type="float" office:value="7351.5">
                <text:p>735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9601.5">
                <text:p>960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">
                <text:p>8100</text:p>
              </table:table-cell>
              <table:table-cell office:value-type="float" office:value="12151.5">
                <text:p>1215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5001.5">
                <text:p>1500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scatter" chart:style-name="ch1">
        <chart:legend chart:legend-position="end" svg:x="13.728cm" svg:y="4.204cm" style:legend-expansion="high" chart:style-name="ch2"/>
        <chart:plot-area chart:style-name="ch3" table:cell-range-address="passo4.O1:passo4.P11" chart:data-source-has-labels="row" svg:x="0.32cm" svg:y="0.18cm" svg:width="13.088cm" svg:height="8.646cm">
          <chart:coordinate-region svg:x="0.756cm" svg:y="0.38cm" svg:width="12.37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sso4.P2:passo4.P11" chart:label-cell-address="passo4.P1:passo4.P1" chart:class="chart:scatter">
            <chart:domain table:cell-range-address="passo4.O2:passo4.O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Y_passo4</text:p>
                <draw:g>
                  <svg:desc>passo4.P1:passo4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asso4.O2:passo4.O11</svg:desc>
                </draw:g>
              </table:table-cell>
              <table:table-cell office:value-type="float" office:value="3.23754373814287">
                <text:p>3.23754373814287</text:p>
                <draw:g>
                  <svg:desc>passo4.P2:passo4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.02726804246662">
                <text:p>4.02726804246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.51544993495972">
                <text:p>4.51544993495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.8697478711937">
                <text:p>4.8697478711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1480100309044">
                <text:p>5.1480100309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37717506849476">
                <text:p>5.37717506849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.57199748929381">
                <text:p>5.57199748929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.74144155715115">
                <text:p>5.74144155715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89136348203667">
                <text:p>5.89136348203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02580051528575">
                <text:p>6.02580051528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